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style:font-name="Cambria" fo:font-size="12pt" fo:language="en" fo:country="US" style:font-name-asian="Cambria" style:font-size-asian="12pt" style:font-name-complex="Cambri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cksort.</text:p>
      <text:p text:style-name="P1"/>
      <text:p text:style-name="P1">Dual pivot quicksort is so fast that it was not possible to get large enough data to get the running close to 15. With a data set of 20000000 numbers the loading time was a few minutes while the sorting was only a few seconds. Much larger data set will cause out of memory error so it was necessary to change the approach. instead of sorting one big array, the program will first sort the elements from 0-125, then sort 0-250 and keep increasing the end index until the array size has been reached. This approach cannot test how well quicksort performs with different inputs and this is the reason why only uniform random inputs are used. </text:p>
      <text:p text:style-name="P1"/>
      <text:p text:style-name="P1">The data set start at 100000 numbers and increase by 30000 every test. The result was as the following:</text:p>
      <text:p text:style-name="P1"/>
      <text:p text:style-name="P1">Result<text:line-break/><text:line-break/>The fastest of the four languages is differently c++ and one of the reasons why c++ is faster than Java and Julia in quicksort but not in Euler 116 even though they both use recursion is because the recursion optimization breaks. The compiler can't make any guesses to what is going to happen because the swaps in the array depends on the input which is randomly generated. So the running time really depends on the language. C++ is known to be really fast when working with arrays opposed to python where it is actually best to avoid arrays and lists if possibl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nni </meta:initial-creator>
    <meta:creation-date>2016-05-31T22:12:20.96</meta:creation-date>
    <meta:document-statistic meta:table-count="0" meta:image-count="0" meta:object-count="0" meta:page-count="1" meta:paragraph-count="4" meta:word-count="240" meta:character-count="1324"/>
    <dc:date>2016-05-31T22:18:15.24</dc:date>
    <dc:creator>Sonni </dc:creator>
    <meta:editing-duration>PT6M</meta:editing-duration>
    <meta:editing-cycles>1</meta:editing-cycles>
    <meta:generator>OpenOffice/4.1.2$Win32 OpenOffice.org_project/412m3$Build-9782</meta:generator>
  </office:meta>
</office:document-meta>
</file>